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1F4E79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1F4E79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1F4E79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F4E79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yperlink" style:display-name="Hyperlink" style:family="text" style:parent-style-name="DefaultParagraphFont">
      <style:text-properties fo:color="#1F4E79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F4E79" fo:hyphenate="false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Calibri Light" style:font-name-asian="Times New Roman" style:font-name-complex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PlaceholderText" style:display-name="Placeholder Text" style:family="text" style:parent-style-name="DefaultParagraphFont">
      <style:text-properties fo:color="#3B3838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TOC9" style:display-name="TOC 9" style:family="paragraph" style:parent-style-name="Normal" style:next-style-name="Normal" style:auto-update="true">
      <style:paragraph-properties fo:margin-bottom="0.0833in" fo:margin-left="1.2201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lentine maris</meta:initial-creator>
    <dc:creator>Valentine Maris (Student at CentraleSupelec)</dc:creator>
    <meta:creation-date>2018-11-16T14:15:00Z</meta:creation-date>
    <dc:date>2018-11-16T14:15:00Z</dc:date>
    <meta:template xlink:href="Single%20spaced%20(blank)" xlink:type="simple"/>
    <meta:editing-cycles>1</meta:editing-cycles>
    <meta:editing-duration>PT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ge-count="1" meta:paragraph-count="0" meta:word-count="0" meta:character-count="0" meta:row-count="0" meta:non-whitespace-character-count="0"/>
  </office:meta>
</office:document-meta>
</file>